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ExchangeFactory.createExchange( QName serviceName ,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xchangeFactory.createIn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xchangeFactory.createRobust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xchangeFactory.createExchange( URI patter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ckExchangeFactory.create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ExchangeFactory.createInOptional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